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aryTypeConverterImpl.getXPathQueryValue( ValueFactory valueFactory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TypeConverterImpl.getValue( ValueFactory valueFactory , Object prop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inaryTypeConverterImpl.getObject( Valu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